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margin-left="-0.0013in">
        <style:tab-stops/>
      </style:paragraph-properties>
    </style:style>
    <style:style style:name="P2" style:parent-style-name="Normal" style:family="paragraph">
      <style:paragraph-properties fo:text-align="center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ae5a2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ae5a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custom-shape svg:x="0.95068in" svg:y="-0.30612in" svg:width="1.50972in" svg:height="0.74931in" draw:z-index="251660288" draw:id="id0" draw:style-name="a0" draw:name="Légende : encadrée 2" text:anchor-type="paragraph"><svg:title/><svg:desc/><text:p text:style-name="P2">Tables utilisées durant l’importation des données brutes</text:p><draw:enhanced-geometry draw:path-stretchpoint-x="21600" draw:path-stretchpoint-y="21600" draw:type="non-primitive" svg:viewBox="0 0 21600 21600" draw:enhanced-path="M ?f0 ?f2 L ?f1 ?f2 ?f1 ?f3 ?f0 ?f3 Z N F M ?f9 ?f8 L ?f11 ?f10 N" draw:text-areas="?f0 ?f2 ?f1 ?f3" draw:modifiers="49710 116 112500 -3833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draw:custom-shape svg:x="-0.9949in" svg:y="-0.04082in" svg:width="1.35625in" svg:height="2.43819in" draw:z-index="251659264" draw:id="id1" draw:style-name="a1" draw:name="Rectangle 1" text:anchor-type="paragraph"><svg:title/><svg:desc/><draw:enhanced-geometry draw:type="non-primitive" svg:viewBox="0 0 21600 21600" draw:enhanced-path="M 0 0 L 21600 0 21600 21600 0 21600 Z N"/></draw:custom-shape><draw:frame draw:z-index="251658240" draw:style-name="a2" draw:name="Picture 2172" text:anchor-type="paragraph" svg:x="-0.92179in" svg:y="-0in" svg:width="11.62595in" svg:height="4.3190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47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va Printing</dc:title>
    <dc:subject/>
    <meta:initial-creator>Tim</meta:initial-creator>
    <dc:creator>Tim</dc:creator>
    <meta:creation-date>2020-12-18T17:35:00Z</meta:creation-date>
    <dc:date>2020-12-18T17:35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